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AB44DCF82E707E3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3" style:family="table">
      <style:table-properties style:width="15.921cm" fo:margin-left="-0.243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8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9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1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5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16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17" style:family="paragraph" style:parent-style-name="Heading_20_2">
      <style:paragraph-properties fo:margin-top="0.353cm" fo:margin-bottom="0cm" loext:contextual-spacing="false" fo:padding="0cm" fo:border="none"/>
    </style:style>
    <style:style style:name="P18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19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20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officeooo:rsid="001edd04" officeooo:paragraph-rsid="001f7387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officeooo:rsid="0024c44c" officeooo:paragraph-rsid="0024c44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edd04" officeooo:paragraph-rsid="001f7387"/>
    </style:style>
    <style:style style:name="P24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660000"/>
    </style:style>
    <style:style style:name="T3" style:family="text">
      <style:text-properties officeooo:rsid="001edd04"/>
    </style:style>
    <style:style style:name="T4" style:family="text">
      <style:text-properties officeooo:rsid="001f7387"/>
    </style:style>
    <style:style style:name="T5" style:family="text">
      <style:text-properties officeooo:rsid="00206936"/>
    </style:style>
    <style:style style:name="T6" style:family="text">
      <style:text-properties officeooo:rsid="00222ff5"/>
    </style:style>
    <style:style style:name="T7" style:family="text">
      <style:text-properties officeooo:rsid="00225a0b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j6tf2leztpx8"/></text:p>
      <text:p text:style-name="P14"><text:bookmark text:name="_2t895x5vgele"/>Projet <text:span text:style-name="T3">Affectation des données</text:span> </text:p>
      <text:p text:style-name="P20"><text:bookmark text:name="_6ssryf72fcgc"/>Master 1 Informatique — Génie Logiciel — Projet Phase 1</text:p>
      <text:p text:style-name="P1">Diffusion</text:p>
      <text:p text:style-name="P1"><draw:rect text:anchor-type="as-char" svg:y="0cm" draw:z-index="4" draw:style-name="gr1" draw:text-style-name="P25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A:</text:p>
          </table:table-cell>
          <table:table-cell table:style-name="Table1.A1" office:value-type="string">
            <text:p text:style-name="P13">Pablo Arrighi (<text:a xlink:type="simple" xlink:href="mailto:pablo.arrighi+m1swe@gmail.com" text:style-name="Internet_20_link" text:visited-style-name="Visited_20_Internet_20_Link"><text:span text:style-name="T1">pablo.arrighi+m1swe@gmail.com</text:span></text:a>)</text:p>
            <text:p text:style-name="P13">Stefano Facchni (<text:a xlink:type="simple" xlink:href="mailto:stefano.facchini+m1swe@gmail.com" text:style-name="Internet_20_link" text:visited-style-name="Visited_20_Internet_20_Link"><text:span text:style-name="T1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13">CC:</text:p>
          </table:table-cell>
          <table:table-cell table:style-name="Table1.B2" office:value-type="string">
            <text:p text:style-name="P21">Mokaddem Mohamed</text:p>
            <text:p text:style-name="P21">Chaabane Mohamed</text:p>
            <text:p text:style-name="P21">Jabre Valentin</text:p>
            <text:p text:style-name="P23">Vallet Mathieu</text:p>
          </table:table-cell>
        </table:table-row>
      </table:table>
      <text:p text:style-name="P10"/>
      <text:p text:style-name="P1"/>
      <text:p text:style-name="P1">Participants<text:tab/><text:span text:style-name="T3">Mokaddem Mohamed</text:span></text:p>
      <text:p text:style-name="P1"><text:tab/><text:tab/><text:span text:style-name="T3">Chaabane Mohamed</text:span></text:p>
      <text:p text:style-name="P1"><text:tab/><text:tab/><text:span text:style-name="T3">Jabre Valentin</text:span></text:p>
      <text:p text:style-name="P1"><text:tab/><text:tab/><text:span text:style-name="T3">Vallet Mathieu</text:span></text:p>
      <text:p text:style-name="P1"><draw:rect text:anchor-type="as-char" svg:y="0cm" draw:z-index="5" draw:style-name="gr1" draw:text-style-name="P25" svg:width="0.003cm" svg:height="0.054cm"><text:p/></draw:rect></text:p>
      <text:p text:style-name="P1">Présentation du sujet :</text:p>
      <text:p text:style-name="P1"><text:tab/><text:span text:style-name="T3">Dans le cadre de leur scolarité, des élèves d’Aix Marseille Université doivent choisir un certain nombre d’options parmi une liste disponible. Notre but serait de proposer un logiciel permettant d’affecter à chacun de ces élèves des options. </text:span></text:p>
      <text:p text:style-name="P1"><draw:rect text:anchor-type="as-char" svg:y="0cm" draw:z-index="6" draw:style-name="gr1" draw:text-style-name="P25" svg:width="0.003cm" svg:height="0.054cm"><text:p/></draw:rect></text:p>
      <text:p text:style-name="P1">Le client <text:span text:style-name="T4">appartient au secteur universitaire.</text:span></text:p>
      <text:p text:style-name="P1">L’objectif d<text:span text:style-name="T4">u</text:span> projet <text:span text:style-name="T4">Affectop</text:span> est de <text:span text:style-name="T4">proposer une affectation d’options, en particulier une solution ergonomique et satisfaisant les élèves tout en respectant les contraintes imposées.</text:span></text:p>
      <text:p text:style-name="P1"/>
      <text:p text:style-name="P1"/>
      <text:p text:style-name="P9"/>
      <text:p text:style-name="P1"/>
      <text:p text:style-name="P1"/>
      <text:p text:style-name="P1">Table des matières</text:p>
      <text:p text:style-name="P1"><draw:rect text:anchor-type="as-char" svg:y="0cm" draw:z-index="7" draw:style-name="gr1" draw:text-style-name="P25" svg:width="0.003cm" svg:height="0.054cm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15"><text:a xlink:type="simple" xlink:href="#_1zd0osh85pfl" text:style-name="Index_20_Link" text:visited-style-name="Index_20_Link"><text:span text:style-name="T1">Cahier des charges &amp; Spécifications</text:span></text:a></text:p>
                <text:p text:style-name="P16"><text:a xlink:type="simple" xlink:href="#_zibjt27aoypc" text:style-name="Index_20_Link" text:visited-style-name="Index_20_Link"><text:span text:style-name="T1">Synthèse</text:span></text:a></text:p>
                <text:p text:style-name="P15"><text:a xlink:type="simple" xlink:href="#_pwdkenqpp72u" text:style-name="Index_20_Link" text:visited-style-name="Index_20_Link"><text:span text:style-name="T1">Dossier d’Analyse Fonctionnelle</text:span></text:a></text:p>
                <text:p text:style-name="P16"><text:a xlink:type="simple" xlink:href="#_hhxdmnfwpbur" text:style-name="Index_20_Link" text:visited-style-name="Index_20_Link"><text:span text:style-name="T1">Synthèse</text:span></text:a></text:p>
              </text:index-body>
            </text:table-of-content>
            <text:p text:style-name="P13"/>
          </table:table-cell>
        </table:table-row>
      </table:table>
      <text:p text:style-name="P1"/>
      <text:p text:style-name="P1"/>
      <text:p text:style-name="P9"/>
      <text:p text:style-name="P18"><text:bookmark text:name="_1zd0osh85pfl"/>Cahier des charges &amp; Spécifications</text:p>
      <text:p text:style-name="P7"><text:s/>(Eventuellement: Plan de développement / Tableau de bord)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Auteur(s)</text:p>
          </table:table-cell>
          <table:table-cell table:style-name="Table4.A1" office:value-type="string">
            <text:p text:style-name="P8"/>
          </table:table-cell>
        </table:table-row>
      </table:table>
      <text:p text:style-name="P4"/>
      <text:p text:style-name="P4"/>
      <text:p text:style-name="P1"/>
      <text:p text:style-name="P17"><text:bookmark text:name="_zibjt27aoypc"/>Synthèse</text:p>
      <text:p text:style-name="P5"/>
      <text:p text:style-name="P5">Les besoins prioritaires du clients sont <text:span text:style-name="T4">l’ergonomie et la qualité de la solution proposée.</text:span></text:p>
      <text:p text:style-name="P5">Ils ont été formalisés via <text:span text:style-name="T4">un diagramme de cas d’utilisation.</text:span></text:p>
      <text:p text:style-name="P5">Les critères de réussite du projet sont donc d<text:span text:style-name="T5">e fournir un système permettant de trouver simplement une solution au problème de l’affectation des options.</text:span></text:p>
      <text:p text:style-name="P5">Le principa<text:span text:style-name="T6">l</text:span> risque <text:span text:style-name="T6">serait l’échec à fournir une solution satisfaisante pour une configuration donnée. </text:span></text:p>
      <text:p text:style-name="P6">Une partie de l’équipe <text:span text:style-name="T6">s’occupera de trouver un algorithme proposant des mariages stables, et faisant le choix parmi ces différentes options.</text:span></text:p>
      <text:p text:style-name="P6">Le reste de l’équipe préparera <text:span text:style-name="T7">la gestion des données, du site et la communication entre étudiants et serveur.</text:span></text:p>
      <text:p text:style-name="P1"/>
      <text:p text:style-name="P1"/>
      <text:p text:style-name="P22">Diagramme des cas</text:p>
      <text:p text:style-name="P22">Diagramme de sequence</text:p>
      <text:p text:style-name="P1"/>
      <text:p text:style-name="P8"/>
      <text:p text:style-name="P8"><text:span text:style-name="T2">POURSUIVRE AVEC LES ELEMENTS DU CAHIER DES CHARGES / SPECIFICATIONS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  <text:p text:style-name="P8"/>
      <text:p text:style-name="P19"><text:bookmark text:name="_chidx2kq73n9"/></text:p>
      <text:p text:style-name="P19"><text:bookmark text:name="_qzspsodsft4e"/></text:p>
      <text:p text:style-name="P19"><text:bookmark text:name="_re35ekbnxl8b"/></text:p>
      <text:p text:style-name="P9"/>
      <text:p text:style-name="P18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3">Bob, Eve</text:p>
          </table:table-cell>
        </table:table-row>
      </table:table>
      <text:p text:style-name="P4"/>
      <text:p text:style-name="P4"/>
      <text:p text:style-name="P1"/>
      <text:p text:style-name="P17"><text:bookmark text:name="_hhxdmnfwpbur"/>Synthèse</text:p>
      <text:p text:style-name="P5">L’objectif du projet X est de …</text:p>
      <text:p text:style-name="P5">La modélisation du système a été effectuée via …</text:p>
      <text:p text:style-name="P5">Nous avons opté pour architecture dont les principales caractéristiques sont de …</text:p>
      <text:p text:style-name="P5">En effet, cette architecture permettra au logiciel de …</text:p>
      <text:p text:style-name="P5">Ladite architecture est décrite via <text:s/>…</text:p>
      <text:p text:style-name="P1"><text:s/></text:p>
      <text:p text:style-name="P1"/>
      <text:p text:style-name="P1"><text:span text:style-name="T2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1">CM Documents</text:span></text:a><text:span text:style-name="T2"> QUI VOUS PARAISSENT LES PLUS PERTIN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AB44DCF82E707E3D.jpg" xlink:type="simple" xlink:show="embed" xlink:actuate="onLoad"/></draw:frame></text:p>
        <text:p text:style-name="MP2">Date de rendu</text:p>
        <text:p text:style-name="MP3">Projet Phase 1 / <text:s/>X</text:p>
        <text:p text:style-name="MP2">Equipe Y : Alice, Bob, Charlie, David, Eve</text:p>
      </style:header>
      <style:footer>
        <text:p text:style-name="MP4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5T12:58:54.081572251</dc:date>
    <meta:editing-duration>PT24M33S</meta:editing-duration>
    <meta:editing-cycles>5</meta:editing-cycles>
    <meta:document-statistic meta:table-count="4" meta:image-count="1" meta:object-count="0" meta:page-count="4" meta:paragraph-count="56" meta:word-count="350" meta:character-count="2388" meta:non-whitespace-character-count="2073"/>
  </office:meta>
</office:document-meta>
</file>